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weight="bold"/>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officeooo:rsid="000468f7"/>
    </style:style>
    <style:style style:name="T5" style:family="text">
      <style:text-properties officeooo:rsid="0007f93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4">1) </text:span>Challenge Accepted</text:h>
      <text:p text:style-name="Text_20_body">Barney has a set of N lego blocks and each block has some number associated with it. He has created a structure from the lego blocks in such a way that each block can be connected to at max 2 other blocks. A block C is connected to the left of block P if the number associated with C is less than that of P, otherwise it is connected to the right of block P. There is only one block at the top of the structure.</text:p>
      <text:p text:style-name="Text_20_body"/>
      <text:p text:style-name="Text_20_body">Now Ted challenges Barney to find the first block that would be common to two given blocks P and Q. Barney being Barney accepted the challenge but have no clue to do so. Can you help him out? </text:p>
      <text:p text:style-name="Text_20_body"><text:line-break/><text:span text:style-name="T1">Input Format</text:span><text:line-break/>First line of the input has an integer T. T test cases follow.<text:line-break/>First line of each test case consists of a 2 integers N and Q <text:line-break/>Next line has N space separated values of the blocks<text:line-break/>Next Q lines follow each having 2 integers P and Q<text:line-break/><text:span text:style-name="T2">Note: N space separated values of the blocks are the insertion sequence</text:span> <text:line-break/><text:span text:style-name="T1">Constraints </text:span></text:p>
      <text:list xml:id="list28741712291711693" text:style-name="L1">
        <text:list-item>
          <text:p text:style-name="P8">1&lt;=T&lt;=10<text:span text:style-name="T3">5</text:span> </text:p>
        </text:list-item>
        <text:list-item>
          <text:p text:style-name="P8">1&lt;=N,Q&lt;=10<text:span text:style-name="T3">5</text:span> </text:p>
        </text:list-item>
        <text:list-item>
          <text:p text:style-name="P1">-10<text:span text:style-name="T3">8</text:span>&lt;=Ni's,P,Q&lt;=10<text:span text:style-name="T3">8</text:span> </text:p>
        </text:list-item>
      </text:list>
      <text:p text:style-name="Text_20_body"><text:line-break/><text:span text:style-name="T2">Note : Only existing values of P and Q would be given.</text:span> <text:line-break/><text:span text:style-name="T1">Output Format </text:span><text:line-break/>print the common block corresponding to P and Q <text:line-break/><text:line-break/><text:span text:style-name="T1">Sample Input </text:span><text:line-break/>1<text:line-break/>5 3<text:line-break/>4 5 2 1 6<text:line-break/>2 4<text:line-break/>1 6<text:line-break/>5 6<text:line-break/><text:line-break/><text:span text:style-name="T1">Sample Output </text:span><text:line-break/>4<text:line-break/>4<text:line-break/>5</text:p>
      <text:p text:style-name="Text_20_body"/>
      <text:p text:style-name="Text_20_body"/>
      <text:h text:style-name="Heading_20_3" text:outline-level="3"><text:soft-page-break/><text:span text:style-name="T4">2) </text:span>Quick Service Restaurant</text:h>
      <text:p text:style-name="Text_20_body">Shipra as you know is a well know Chef. She wants to open her own Restaurant <text:line-break/><text:line-break/>Shipra decides to keep a particular way of serving the customers at her restaurant.So she comes up with a criteria that she has to minimize the mean on-hold time of the customers. This should be done ignoring the order of the arrival time of customer. <text:line-break/><text:line-break/>At her Restaurant, different varieties of dishes are available in the menu and they take different amount of time to serve. <text:line-break/><text:line-break/>As there will be only one chef working, So she can't prepare another order until the current order is served as this may degrade the quality of food she serves. <text:line-break/><text:line-break/>As you are Shipra's friend and a CSE student .She knows that you deal with such problems in your courses.<text:line-break/>So she asks you to write a program that will find the order in which she has to prepare the orders of customers such that it minimizes the mean on-hold time.<text:line-break/><text:line-break/>For now just tell her the lowest possible value of mean on-hold time if she prepares the orders using your algorithm<text:line-break/>Round off to the floor value if fraction comes in the answer. <text:line-break/><text:line-break/><text:span text:style-name="T1">Note:<text:line-break/></text:span>1) The on-hold time per customer = difference between arrival time and time at which customer is served.<text:line-break/>2) Shipra doesn't know about future orders.<text:line-break/>3) Assume customer wants to order as soon as he/she enters restaurant.<text:line-break/><text:line-break/><text:span text:style-name="T1">Input Format <text:line-break/></text:span>Line 1 : C, the number of customers.<text:line-break/>Next C lines: Each line contains space separated T and L where T is the time when a customer orders a dish(or arrive), and L is the time required to cook that dish for that customer.<text:line-break/><text:line-break/><text:span text:style-name="T1">Output Format<text:line-break/></text:span>Print the integer part of the minimum mean on-hold time.<text:line-break/><text:line-break/><text:span text:style-name="T1">Constraints<text:line-break/></text:span>1 &lt;= C &lt;= 300000 <text:line-break/>0 &lt;= T &lt;= 10<text:span text:style-name="T3">9</text:span> <text:line-break/>1 &lt;= L &lt;= 10<text:span text:style-name="T3">9</text:span> <text:line-break/><text:line-break/><text:span text:style-name="T1">Example 1<text:line-break/>Input<text:line-break/></text:span><text:soft-page-break/>3<text:line-break/>0 2<text:line-break/>2 1<text:line-break/>3 4 <text:line-break/><text:span text:style-name="T1">Output<text:line-break/></text:span>2<text:line-break/><text:line-break/><text:span text:style-name="T1">Example 2<text:line-break/>Input<text:line-break/></text:span>3<text:line-break/>0 1<text:line-break/>0 2<text:line-break/>0 4<text:line-break/><text:span text:style-name="T1">Output<text:line-break/></text:span>3<text:line-break/><text:line-break/><text:span text:style-name="T1">Example 3<text:line-break/>Input<text:line-break/></text:span>3<text:line-break/>0 4<text:line-break/>1 10<text:line-break/>2 7<text:line-break/><text:span text:style-name="T1">Output<text:line-break/></text:span>11<text:line-break/><text:line-break/><text:span text:style-name="T1">Explanation of Ex 1<text:line-break/></text:span>Shipra prepares the order of customer who arrives first as she is free at that time and she doesn't know future orders. After completing 1st order Shipra chooses to prepare the order of 2nd customer then at last the 3rd customer.<text:line-break/>i.e mean on-hold time = (2 + 1 + 4) / 3 = 2.<text:line-break/><text:line-break/><text:span text:style-name="T1">Explanation of Ex 3<text:line-break/></text:span>She first prepares the order of customer with 0 arrival time then prepares the order of customer with 2 arrival time and lastly customer with arrival time 1.<text:line-break/>i.e mean on-hold time = (4 + 9 + 20) = 33/3 = 11</text:p>
      <text:p text:style-name="Text_20_body"/>
      <text:h text:style-name="Heading_20_3" text:outline-level="3"><text:span text:style-name="T4">3) </text:span>Print post order </text:h>
      <text:h text:style-name="Heading_20_4" text:outline-level="4">Print Postorder</text:h>
      <text:p text:style-name="Text_20_body">Given a list of preorder traversal of a tree with elements from <text:span text:style-name="T1">1 to N</text:span>, determine if it is possible to construct a BST with the same preorder traversal.<text:line-break/>If yes, then print the post order traversal of the tree.<text:line-break/>If no, print -1<text:line-break/><text:soft-page-break/><text:line-break/><text:span text:style-name="T1">Input Constraints</text:span><text:line-break/>1 &lt;= T,N &lt;= 100000<text:line-break/><text:line-break/><text:span text:style-name="T1">Input Format</text:span><text:line-break/>First line contains an integer T - No. of test cases<text:line-break/>Followed by T test cases. First line of each test case is N - No. of elements.<text:line-break/>Second line has the preorder traversal of the tree with N elements<text:line-break/><text:line-break/><text:span text:style-name="T1">Output Format</text:span><text:line-break/>-1 if not possible to construct a BST<text:line-break/>Print preorder traversal, See sample output for format <text:line-break/><text:line-break/><text:span text:style-name="T1">Sample Input</text:span><text:line-break/>2<text:line-break/>4<text:line-break/>1 2 3 4<text:line-break/>3<text:line-break/>2 3 1 <text:line-break/><text:line-break/><text:span text:style-name="T1">Sample Output</text:span><text:line-break/>Case 1:<text:line-break/>4<text:line-break/>3<text:line-break/>2<text:line-break/>1<text:line-break/>Case 2:<text:line-break/>-1<text:line-break/><text:line-break/><text:span text:style-name="T1">Explanation</text:span><text:line-break/>First case, we can construct a BST with 1 2 3 4 as a preorder<text:line-break/>1<text:line-break/> \<text:line-break/>  2<text:line-break/>    \<text:line-break/>     3<text:line-break/>       \<text:line-break/>        4<text:line-break/>and the corresponing postorder traversal is 4 3 2 1<text:line-break/><text:line-break/>Second Case, It is not possible to construct a BST. </text:p>
      <text:p text:style-name="Text_20_body"/>
      <text:h text:style-name="Heading_20_3" text:outline-level="3"><text:soft-page-break/><text:span text:style-name="T5">4) </text:span>valar morghulis</text:h>
      <text:p text:style-name="Text_20_body"/>
      <text:p text:style-name="Text_20_body">Daenerys Targaryen, the mother of dragons won the iron throne of seven kingdoms and captured all the kings of Westeros with the help of dragons and her unsullied army. Now she wants to kill some of the captured men. All of them are tagged with some IDs. When Daenerys calls out the IDs(digit by digit), the unsullied army will kill that person.</text:p>
      <text:p text:style-name="Text_20_body">But there is a problem. The unsullied army is very impatient and as soon as the digits announced matches a king, they start running to kill, even if the Id announcement is not yet complete.</text:p>
      <text:p text:style-name="Text_20_body">You are given with the IDs of all men. Your task is to find whether the army can kill the right men or not.</text:p>
      <text:p text:style-name="Text_20_body"><text:line-break/><text:span text:style-name="T1">Input Format<text:line-break/></text:span><text:line-break/>First line of the input is no. of test cases, T.<text:line-break/>N, no. of IDs.<text:line-break/>N non-negative integers, representing Id of each king. <text:line-break/><text:span text:style-name="T1"><text:line-break/>Constraints </text:span></text:p>
      <text:list xml:id="list2721927016110837702" text:style-name="L2">
        <text:list-item>
          <text:p text:style-name="P9">1&lt;=T&lt;=100 </text:p>
        </text:list-item>
        <text:list-item>
          <text:p text:style-name="P2">1&lt;=N&lt;=10^5 </text:p>
        </text:list-item>
      </text:list>
      <text:p text:style-name="Text_20_body"><text:line-break/><text:span text:style-name="T1">Output Format<text:line-break/></text:span>For eact test case separated by a new line, print YES if the army can kill right men, NO otherwise. <text:line-break/><text:line-break/><text:span text:style-name="T1">Sample Test case<text:line-break/></text:span><text:line-break/><text:span text:style-name="T1">Input<text:line-break/></text:span>2<text:line-break/>2<text:line-break/>112<text:line-break/>113<text:line-break/>2<text:line-break/>112<text:line-break/>11234<text:line-break/><text:span text:style-name="T1">Output<text:line-break/></text:span>YES<text:line-break/>NO <text:line-break/><text:line-break/><text:span text:style-name="T1">Explanation</text:span><text:line-break/>In test case2, Before Daenerys finishing the ID 11234, the army will kill 112. </text:p>
      <text:h text:style-name="Heading_20_3" text:outline-level="3"><text:soft-page-break/><text:span text:style-name="T4">5) </text:span>Vanaja's candy shop</text:h>
      <text:p text:style-name="Text_20_body"/>
      <text:p text:style-name="Standard">Vanaja has m different types of candies. She is running out of money so she decided to sell them. The price of a candy of a particular type is equal to the number of candies available of that type. Sravani wants to buy n candies. As she is a good friend of Vanaja, she decides to buy candies in a way that maximizes the total amount earned by Vanaja. Help Sravani to do so.<text:line-break/><text:line-break/><text:line-break/><text:span text:style-name="T1">Input Format<text:line-break/></text:span>The first line consists of m and n. m and n denotes values as explained above. Next line consists of m space separated integers (a1 a2 .... am) where ai denotes the number of candies available of type i. <text:line-break/><text:line-break/><text:span text:style-name="T1">Constraints </text:span></text:p>
      <text:list xml:id="list2433625507787091077" text:style-name="L3">
        <text:list-item>
          <text:p text:style-name="P10">1 &lt;= m &lt;= 10^6 </text:p>
        </text:list-item>
        <text:list-item>
          <text:p text:style-name="P10">1 &lt;= n &lt;= 10^6 </text:p>
        </text:list-item>
        <text:list-item>
          <text:p text:style-name="P10">1 &lt;= ai &lt;= 10^6 </text:p>
        </text:list-item>
        <text:list-item>
          <text:p text:style-name="P3">Sum of ai for all 1 &lt;= i &lt;= m will always be greater than n. </text:p>
        </text:list-item>
      </text:list>
      <text:p text:style-name="Text_20_body"><text:span text:style-name="T1">Output Format<text:line-break/></text:span>Print in a single line the maximum amount Vanaja will earn. <text:line-break/><text:line-break/><text:span text:style-name="T1">Sample Input<text:line-break/></text:span>3 4<text:line-break/>1 2 4<text:line-break/><text:line-break/><text:span text:style-name="T1">Sample Output </text:span><text:line-break/>11<text:line-break/><text:line-break/><text:span text:style-name="T1">Explanation<text:line-break/></text:span>In the sample there are 3 diiferent types of candies and Sravani wants to buy 4 candies. She first buys candy of type 3.<text:line-break/>So, total sum=0+4=4<text:line-break/>Number of candies of each type availble (1 2 3)<text:line-break/>Next she buys candy of type 3.<text:line-break/>total sum=0+4+3=7<text:line-break/>Number of candies of each type availble (1 2 2)<text:line-break/>Next she can buy candy of type 2 or 3.<text:line-break/>total sum=0+4+3+2=9<text:line-break/>Number of candies of each type availble (1 2 1)<text:line-break/>Next she buys candy of type 2.<text:line-break/>total sum=0+4+3+2+2=11</text:p>
      <text:p text:style-name="Text_20_body"/>
      <text:h text:style-name="Heading_20_3" text:outline-level="3"><text:soft-page-break/><text:span text:style-name="T4">6) </text:span>Ternary Huffman Code</text:h>
      <text:p text:style-name="Text_20_body"/>
      <text:p text:style-name="Standard">` Utsav is tired of writing description for problems. So he decided to tweak the problem itself, instead of the description. <text:line-break/><text:line-break/><text:span text:style-name="T1">Problem : Given the string (consiting of only upper-case alphabets), print ternary huffman codes of each unique character (character that occurs atleast one time in string). </text:span><text:line-break/>Ternary huffman code, for any alphabet, is comprised of 0, 1 and 2. <text:line-break/>Ternary Huffman Code is just like normal huffman code. <text:line-break/>So alphabet with lower frequency is assigned longer length and vice-versa. Also , in case of alphabet with same frequency, smaller alphabet (alphabet with lower ASCII value) is tried to assign smaller length. <text:line-break/>Caution : Print codes for character in sorted form (i.e. Code for A should be printed before code for B) </text:p>
      <text:p text:style-name="P4">Input</text:p>
      <text:list xml:id="list1168086878467068563" text:style-name="L4">
        <text:list-item>
          <text:p text:style-name="P11"><text:span text:style-name="T2">Line 1 : </text:span>T <text:line-break/>T : Number of test cases <text:line-break/><text:span text:style-name="T2">For each test case, </text:span></text:p>
        </text:list-item>
        <text:list-item>
          <text:p text:style-name="P5">input string </text:p>
        </text:list-item>
      </text:list>
      <text:p text:style-name="P4">Output</text:p>
      <text:list xml:id="list7906993961145354216" text:style-name="L5">
        <text:list-item>
          <text:p text:style-name="P6"><text:span text:style-name="T2">Character : Ternary Huffman Code</text:span> </text:p>
        </text:list-item>
      </text:list>
      <text:p text:style-name="P4">Constraints</text:p>
      <text:list xml:id="list3787627488806927957" text:style-name="L6">
        <text:list-item>
          <text:p text:style-name="P12">1 &lt;= T &lt;= 1000 </text:p>
        </text:list-item>
        <text:list-item>
          <text:p text:style-name="P7">1 &lt;= N &lt;= 10<text:span text:style-name="T3">6</text:span> <text:line-break/>N = string length </text:p>
        </text:list-item>
      </text:list>
      <text:p text:style-name="Text_20_body"><text:span text:style-name="T1">Example<text:line-break/><text:line-break/>Input 1<text:line-break/></text:span>3 <text:line-break/>AAAAABBBBCCCDDDEEF<text:line-break/>ABC<text:line-break/>ABCDEFGHIJKL<text:line-break/><text:line-break/><text:span text:style-name="T1">Output 1<text:line-break/></text:span>A : 12<text:line-break/>B : 11<text:line-break/>C : 10<text:line-break/>D : 02<text:line-break/>E : 01<text:line-break/>F : 00<text:line-break/>A : 2<text:line-break/>B : 1<text:line-break/><text:soft-page-break/>C : 0<text:line-break/>A : 02<text:line-break/>B : 01<text:line-break/>C : 00<text:line-break/>D : 122<text:line-break/>E : 121<text:line-break/>F : 120<text:line-break/>G : 112<text:line-break/>H : 111<text:line-break/>I : 110<text:line-break/>J : 102<text:line-break/>K : 101<text:line-break/>L : 100</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21:06:55.254020595</meta:creation-date>
    <meta:generator>LibreOffice/5.1.4.2$Linux_X86_64 LibreOffice_project/10m0$Build-2</meta:generator>
    <dc:date>2016-10-06T21:11:37.066427910</dc:date>
    <meta:editing-duration>PT4M42S</meta:editing-duration>
    <meta:editing-cycles>2</meta:editing-cycles>
    <meta:document-statistic meta:table-count="0" meta:image-count="0" meta:object-count="0" meta:page-count="8" meta:paragraph-count="39" meta:word-count="1588" meta:character-count="8017" meta:non-whitespace-character-count="6358"/>
  </office:meta>
</office:document-meta>
</file>